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1b3aae" officeooo:paragraph-rsid="001b3aae" style:font-size-asian="14pt" style:font-size-complex="14pt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Times New Roman" fo:font-size="14pt" fo:letter-spacing="normal" fo:font-style="normal" fo:font-weight="normal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</text:p>
      <text:p text:style-name="P2">a) We can perceive it from the happyness that he feel when he say that now he can pray God with other people in the Church</text:p>
      <text:p text:style-name="P2">b) The moral of the story that we must love God's creature.</text:p>
      <text:p text:style-name="P2">c)Yes, because they have learned an important lessons</text:p>
      <text:p text:style-name="P2">d) Because it begins in the same place where he finish.</text:p>
      <text:p text:style-name="P2"/>
      <text:p text:style-name="P1">3) The real elements and the unreal elements of the ballad are equilibrity,. The real elements, for</text:p>
      <text:p text:style-name="P1">example, are the Wedding, the weather or the destinatioin of the ship (first to the equator, then to</text:p>
      <text:p text:style-name="P1">the glaces of the polo sud.).</text:p>
      <text:p text:style-name="P1">The unreal elements begins with the glittering eye of the Mariner, that forced the guest to listen.</text:p>
      <text:p text:style-name="P1">Then in the sotry of the Mariner there are many unreal elements: the Albatross, the curse of the</text:p>
      <text:p text:style-name="P1">ship, the ghost ship and the spiri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14S</meta:editing-duration>
    <meta:editing-cycles>4</meta:editing-cycles>
    <meta:generator>LibreOffice/5.2.1.2$Windows_x86 LibreOffice_project/31dd62db80d4e60af04904455ec9c9219178d620</meta:generator>
    <dc:date>2017-10-16T12:11:51.442000000</dc:date>
    <meta:document-statistic meta:table-count="0" meta:image-count="0" meta:object-count="0" meta:page-count="1" meta:paragraph-count="11" meta:word-count="141" meta:character-count="751" meta:non-whitespace-character-count="621"/>
    <meta:user-defined meta:name="Info 1"/>
    <meta:user-defined meta:name="Info 2"/>
    <meta:user-defined meta:name="Info 3"/>
    <meta:user-defined meta:name="Info 4"/>
  </office:meta>
</office:document-meta>
</file>